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variable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532cm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66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23" style:family="graphic" style:parent-style-name="objectwithoutfill">
      <style:graphic-properties draw:marker-end="Arrowheads_20_14" draw:marker-end-width="0.3cm" draw:fill="none" draw:textarea-vertical-align="middle"/>
    </style:style>
    <style:style style:name="gr24" style:family="graphic" style:parent-style-name="objectwithoutfill">
      <style:graphic-properties draw:marker-end="Arrowheads_20_18" draw:marker-end-width="0.3cm" draw:fill="none" draw:textarea-vertical-align="middle"/>
    </style:style>
    <style:style style:name="gr25" style:family="graphic" style:parent-style-name="objectwithoutfill">
      <style:graphic-properties draw:marker-end="Arrowheads_20_19" draw:marker-end-width="0.3cm" draw:fill="none" draw:textarea-vertical-align="middle"/>
    </style:style>
    <style:style style:name="gr26" style:family="graphic" style:parent-style-name="standard">
      <style:graphic-properties draw:stroke="dash" draw:stroke-dash="Long_20_Dash_20__28_Rounded_29_" svg:stroke-linecap="round" draw:fill="none" draw:textarea-horizontal-align="justify" draw:textarea-vertical-align="middle" draw:auto-grow-height="false" fo:min-height="5.338cm" fo:min-width="1.7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64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2.64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3" style:family="paragraph">
      <loext:graphic-properties draw:fill-color="#000000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4" style:family="paragraph">
      <style:text-properties style:font-name="Go Mono"/>
    </style:style>
    <style:style style:name="P5" style:family="paragraph">
      <loext:graphic-properties draw:fill="none" draw:fill-color="#ffffff"/>
      <style:paragraph-properties style:writing-mode="lr-tb"/>
      <style:text-properties style:font-name="Go Mono" fo:font-size="16pt" fo:font-style="normal" fo:font-weight="normal" style:font-size-asian="20pt" style:font-weight-asian="normal" style:font-size-complex="20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style:font-name="Go Mono" fo:font-size="10.5pt"/>
    </style:style>
    <style:style style:name="P7" style:family="paragraph">
      <style:paragraph-properties fo:text-align="center"/>
      <style:text-properties style:font-name="Go Mono"/>
    </style:style>
    <style:style style:name="P8" style:family="paragraph">
      <loext:graphic-properties draw:fill="none"/>
      <style:paragraph-properties fo:text-align="center"/>
      <style:text-properties style:font-name="Go Mono"/>
    </style:style>
    <style:style style:name="P9" style:family="paragraph">
      <style:paragraph-properties fo:text-align="center" style:writing-mode="lr-tb"/>
      <style:text-properties style:font-name="Go Mono" fo:font-size="10.5pt"/>
    </style:style>
    <style:style style:name="P10" style:family="paragraph">
      <loext:graphic-properties draw:fill="none"/>
      <style:paragraph-properties fo:text-align="center"/>
      <style:text-properties style:font-name="Go Mono" fo:font-size="10.5pt"/>
    </style:style>
    <style:style style:name="P11" style:family="paragraph">
      <style:paragraph-properties fo:text-align="center" style:writing-mode="lr-tb"/>
      <style:text-properties style:font-name="Go Mono" fo:font-size="12pt" fo:font-style="normal" fo:font-weight="normal" style:font-size-asian="12pt" style:font-size-complex="18pt"/>
    </style:style>
    <style:style style:name="P12" style:family="paragraph">
      <loext:graphic-properties draw:fill="none"/>
      <style:paragraph-properties fo:text-align="center"/>
      <style:text-properties style:font-name="Go Mono"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0f3cd5" loext:opacity="100%" style:font-name="Go Mono" fo:font-size="12pt" fo:font-style="normal" style:text-underline-style="none" fo:font-weight="bold"/>
    </style:style>
    <style:style style:name="P14" style:family="paragraph">
      <loext:graphic-properties draw:fill="none" draw:fill-color="#ffffff"/>
      <style:paragraph-properties style:writing-mode="lr-tb"/>
      <style:text-properties style:font-name="Go Mono" fo:font-size="10.5pt" fo:font-weight="normal"/>
    </style:style>
    <style:style style:name="T1" style:family="text">
      <style:text-properties fo:font-size="10.5pt" fo:font-style="normal" fo:font-weight="normal" style:font-size-asian="12pt" style:font-size-complex="18pt"/>
    </style:style>
    <style:style style:name="T2" style:family="text">
      <style:text-properties fo:font-size="16pt" fo:font-style="normal" fo:font-weight="normal" style:font-size-asian="20pt" style:font-weight-asian="normal" style:font-size-complex="20pt" style:font-weight-complex="normal"/>
    </style:style>
    <style:style style:name="T3" style:family="text">
      <style:text-properties fo:font-size="10.5pt"/>
    </style:style>
    <style:style style:name="T4" style:family="text">
      <style:text-properties fo:color="#0f3cd5" loext:opacity="100%" fo:font-size="12pt" fo:font-style="normal" style:text-underline-style="none" fo:font-weight="bold"/>
    </style:style>
    <style:style style:name="T5" style:family="text">
      <style:text-properties fo:font-size="10.5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2.431cm" svg:y="12.43cm">
          <text:p text:style-name="P1"><text:span text:style-name="T1">Feedback</text:span></text:p>
          <text:p text:style-name="P1"><text:span text:style-name="T1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4cm" svg:height="1.016cm" svg:x="12.431cm" svg:y="15.732cm">
          <text:p text:style-name="P1"><text:span text:style-name="T1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4cm" svg:height="1.016cm" svg:x="12.431cm" svg:y="17.002cm">
          <text:p text:style-name="P1"><text:span text:style-name="T1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4cm" svg:height="1.016cm" svg:x="12.431cm" svg:y="19.542cm">
          <text:p text:style-name="P1"><text:span text:style-name="T1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4.176cm" svg:y1="16.24cm" svg:x2="8.874cm" svg:y2="16.24cm">
          <text:p/>
        </draw:line>
        <draw:custom-shape draw:style-name="gr4" draw:text-style-name="P3" draw:layer="layout" svg:width="0.254cm" svg:height="0.254cm" svg:x="5.319cm" svg:y="16.113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5.446cm" svg:y1="20.05cm" svg:x2="10.779cm" svg:y2="20.05cm">
          <text:p/>
        </draw:line>
        <draw:line draw:style-name="gr5" draw:text-style-name="P2" draw:layer="layout" svg:x1="5.446cm" svg:y1="17.51cm" svg:x2="9.509cm" svg:y2="17.51cm">
          <text:p/>
        </draw:line>
        <draw:line draw:style-name="gr6" draw:text-style-name="P2" draw:layer="layout" svg:x1="5.446cm" svg:y1="16.24cm" svg:x2="5.446cm" svg:y2="18.145cm">
          <text:p/>
        </draw:line>
        <draw:custom-shape draw:style-name="gr4" draw:text-style-name="P3" draw:layer="layout" svg:width="0.254cm" svg:height="0.254cm" svg:x="5.319cm" svg:y="17.383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5.446cm" svg:y1="19.415cm" svg:x2="5.446cm" svg:y2="20.05cm">
          <text:p/>
        </draw:line>
        <draw:line draw:style-name="gr7" draw:text-style-name="P2" draw:layer="layout" svg:x1="11.161cm" svg:y1="14.716cm" svg:x2="11.161cm" svg:y2="19.669cm">
          <text:p/>
        </draw:line>
        <draw:line draw:style-name="gr7" draw:text-style-name="P2" draw:layer="layout" svg:x1="9.891cm" svg:y1="13.065cm" svg:x2="9.891cm" svg:y2="17.129cm">
          <text:p/>
        </draw:line>
        <draw:line draw:style-name="gr7" draw:text-style-name="P2" draw:layer="layout" svg:x1="9.256cm" svg:y1="12.684cm" svg:x2="9.256cm" svg:y2="15.859cm">
          <text:p/>
        </draw:line>
        <draw:line draw:style-name="gr6" draw:text-style-name="P2" draw:layer="layout" svg:x1="12.431cm" svg:y1="12.684cm" svg:x2="9.256cm" svg:y2="12.684cm">
          <text:p/>
        </draw:line>
        <draw:line draw:style-name="gr6" draw:text-style-name="P2" draw:layer="layout" svg:x1="12.431cm" svg:y1="13.065cm" svg:x2="9.891cm" svg:y2="13.065cm">
          <text:p/>
        </draw:line>
        <draw:line draw:style-name="gr6" draw:text-style-name="P2" draw:layer="layout" svg:x1="12.431cm" svg:y1="14.716cm" svg:x2="11.161cm" svg:y2="14.716cm">
          <text:p/>
        </draw:line>
        <draw:line draw:style-name="gr3" draw:text-style-name="P2" draw:layer="layout" svg:x1="9.637cm" svg:y1="16.24cm" svg:x2="12.431cm" svg:y2="16.24cm">
          <text:p/>
        </draw:line>
        <draw:line draw:style-name="gr5" draw:text-style-name="P2" draw:layer="layout" svg:x1="10.272cm" svg:y1="17.51cm" svg:x2="12.431cm" svg:y2="17.51cm">
          <text:p/>
        </draw:line>
        <draw:line draw:style-name="gr5" draw:text-style-name="P2" draw:layer="layout" svg:x1="11.542cm" svg:y1="20.05cm" svg:x2="12.425cm" svg:y2="20.05cm">
          <text:p/>
        </draw:line>
        <draw:line draw:style-name="gr8" draw:text-style-name="P2" draw:layer="layout" svg:x1="14.97cm" svg:y1="20.05cm" svg:x2="22.59cm" svg:y2="20.05cm">
          <text:p/>
        </draw:line>
        <draw:line draw:style-name="gr3" draw:text-style-name="P2" draw:layer="layout" svg:x1="14.97cm" svg:y1="17.51cm" svg:x2="22.209cm" svg:y2="17.51cm">
          <text:p/>
        </draw:line>
        <draw:line draw:style-name="gr3" draw:text-style-name="P2" draw:layer="layout" svg:x1="14.97cm" svg:y1="16.24cm" svg:x2="22.209cm" svg:y2="16.24cm">
          <text:p/>
        </draw:line>
        <draw:line draw:style-name="gr9" draw:text-style-name="P2" draw:layer="layout" svg:x1="22.591cm" svg:y1="20.05cm" svg:x2="22.591cm" svg:y2="19.415cm">
          <text:p/>
        </draw:line>
        <draw:line draw:style-name="gr9" draw:text-style-name="P2" draw:layer="layout" svg:x1="22.591cm" svg:y1="18.399cm" svg:x2="22.591cm" svg:y2="17.891cm">
          <text:p/>
        </draw:line>
        <draw:line draw:style-name="gr9" draw:text-style-name="P2" draw:layer="layout" svg:x1="22.591cm" svg:y1="17.129cm" svg:x2="22.591cm" svg:y2="16.621cm">
          <text:p/>
        </draw:line>
        <draw:custom-shape draw:style-name="gr4" draw:text-style-name="P3" draw:layer="layout" svg:width="0.254cm" svg:height="0.254cm" svg:x="19.289cm" svg:y="19.923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54cm" svg:height="0.254cm" svg:x="20.559cm" svg:y="17.383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54cm" svg:height="0.254cm" svg:x="21.194cm" svg:y="16.113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19.416cm" svg:y1="20.05cm" svg:x2="19.416cm" svg:y2="14.716cm">
          <text:p/>
        </draw:line>
        <draw:line draw:style-name="gr6" draw:text-style-name="P2" draw:layer="layout" svg:x1="20.686cm" svg:y1="17.51cm" svg:x2="20.686cm" svg:y2="13.065cm">
          <text:p/>
        </draw:line>
        <draw:line draw:style-name="gr6" draw:text-style-name="P2" draw:layer="layout" svg:x1="21.321cm" svg:y1="16.24cm" svg:x2="21.321cm" svg:y2="12.684cm">
          <text:p/>
        </draw:line>
        <draw:line draw:style-name="gr10" draw:text-style-name="P2" draw:layer="layout" svg:x1="19.415cm" svg:y1="14.716cm" svg:x2="14.971cm" svg:y2="14.716cm">
          <text:p/>
        </draw:line>
        <draw:line draw:style-name="gr10" draw:text-style-name="P2" draw:layer="layout" svg:x1="20.685cm" svg:y1="13.065cm" svg:x2="14.971cm" svg:y2="13.065cm">
          <text:p/>
        </draw:line>
        <draw:line draw:style-name="gr10" draw:text-style-name="P2" draw:layer="layout" svg:x1="21.32cm" svg:y1="12.684cm" svg:x2="14.971cm" svg:y2="12.684cm">
          <text:p/>
        </draw:line>
        <draw:line draw:style-name="gr10" draw:text-style-name="P2" draw:layer="layout" svg:x1="22.972cm" svg:y1="16.24cm" svg:x2="23.861cm" svg:y2="16.24cm">
          <text:p/>
        </draw:line>
        <draw:frame draw:style-name="gr11" draw:text-style-name="P5" draw:layer="layout" svg:width="0.921cm" svg:height="1.072cm" svg:x="5.056cm" svg:y="18.272cm">
          <draw:text-box>
            <text:p text:style-name="P4"><text:span text:style-name="T2">⋮</text:span></text:p>
          </draw:text-box>
        </draw:frame>
        <draw:frame draw:style-name="gr11" draw:text-style-name="P5" draw:layer="layout" svg:width="0.921cm" svg:height="1.072cm" svg:x="11.356cm" svg:y="13.419cm">
          <draw:text-box>
            <text:p text:style-name="P4"><text:span text:style-name="T2">⋮</text:span></text:p>
          </draw:text-box>
        </draw:frame>
        <draw:frame draw:style-name="gr11" draw:text-style-name="P5" draw:layer="layout" svg:width="0.921cm" svg:height="1.072cm" svg:x="17.725cm" svg:y="13.419cm">
          <draw:text-box>
            <text:p text:style-name="P4"><text:span text:style-name="T2">⋮</text:span></text:p>
          </draw:text-box>
        </draw:frame>
        <draw:frame draw:style-name="gr11" draw:text-style-name="P5" draw:layer="layout" svg:width="0.921cm" svg:height="1.072cm" svg:x="13.343cm" svg:y="18.272cm">
          <draw:text-box>
            <text:p text:style-name="P4"><text:span text:style-name="T2">⋮</text:span></text:p>
          </draw:text-box>
        </draw:frame>
        <draw:frame draw:style-name="gr11" draw:text-style-name="P5" draw:layer="layout" svg:width="0.921cm" svg:height="1.072cm" svg:x="22.201cm" svg:y="18.377cm">
          <draw:text-box>
            <text:p text:style-name="P4"><text:span text:style-name="T2">⋮</text:span></text:p>
          </draw:text-box>
        </draw:frame>
        <draw:frame draw:style-name="gr12" draw:text-style-name="P6" draw:layer="layout" svg:width="1.603cm" svg:height="0.747cm" svg:x="2.706cm" svg:y="15.855cm">
          <draw:text-box>
            <text:p text:style-name="P4"><text:span text:style-name="T3">Input</text:span></text:p>
          </draw:text-box>
        </draw:frame>
        <draw:frame draw:style-name="gr13" draw:text-style-name="P6" draw:layer="layout" svg:width="1.857cm" svg:height="0.747cm" svg:x="23.781cm" svg:y="15.908cm">
          <draw:text-box>
            <text:p text:style-name="P4"><text:span text:style-name="T3">Output</text:span></text:p>
          </draw:text-box>
        </draw:frame>
        <draw:g>
          <draw:custom-shape draw:style-name="gr14" draw:text-style-name="P7" draw:layer="layout" svg:width="0.762cm" svg:height="0.762cm" svg:x="8.874cm" svg:y="15.8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8" draw:layer="layout" svg:x1="9.001cm" svg:y1="16.24cm" svg:x2="9.509cm" svg:y2="16.24cm">
            <text:p/>
          </draw:line>
          <draw:line draw:style-name="gr6" draw:text-style-name="P8" draw:layer="layout" svg:x1="9.255cm" svg:y1="15.986cm" svg:x2="9.255cm" svg:y2="16.494cm">
            <text:p/>
          </draw:line>
        </draw:g>
        <draw:g>
          <draw:custom-shape draw:style-name="gr14" draw:text-style-name="P7" draw:layer="layout" svg:width="0.762cm" svg:height="0.762cm" svg:x="9.509cm" svg:y="17.1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8" draw:layer="layout" svg:x1="9.636cm" svg:y1="17.51cm" svg:x2="10.144cm" svg:y2="17.51cm">
            <text:p/>
          </draw:line>
          <draw:line draw:style-name="gr6" draw:text-style-name="P8" draw:layer="layout" svg:x1="9.89cm" svg:y1="17.256cm" svg:x2="9.89cm" svg:y2="17.764cm">
            <text:p/>
          </draw:line>
        </draw:g>
        <draw:g>
          <draw:custom-shape draw:style-name="gr14" draw:text-style-name="P7" draw:layer="layout" svg:width="0.762cm" svg:height="0.762cm" svg:x="10.779cm" svg:y="19.6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8" draw:layer="layout" svg:x1="10.906cm" svg:y1="20.05cm" svg:x2="11.414cm" svg:y2="20.05cm">
            <text:p/>
          </draw:line>
          <draw:line draw:style-name="gr6" draw:text-style-name="P8" draw:layer="layout" svg:x1="11.16cm" svg:y1="19.796cm" svg:x2="11.16cm" svg:y2="20.304cm">
            <text:p/>
          </draw:line>
        </draw:g>
        <draw:g>
          <draw:custom-shape draw:style-name="gr14" draw:text-style-name="P7" draw:layer="layout" svg:width="0.762cm" svg:height="0.762cm" svg:x="22.209cm" svg:y="17.1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8" draw:layer="layout" svg:x1="22.336cm" svg:y1="17.51cm" svg:x2="22.844cm" svg:y2="17.51cm">
            <text:p/>
          </draw:line>
          <draw:line draw:style-name="gr6" draw:text-style-name="P8" draw:layer="layout" svg:x1="22.59cm" svg:y1="17.256cm" svg:x2="22.59cm" svg:y2="17.764cm">
            <text:p/>
          </draw:line>
        </draw:g>
        <draw:g>
          <draw:custom-shape draw:style-name="gr14" draw:text-style-name="P7" draw:layer="layout" svg:width="0.762cm" svg:height="0.762cm" svg:x="22.209cm" svg:y="15.8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8" draw:layer="layout" svg:x1="22.336cm" svg:y1="16.24cm" svg:x2="22.844cm" svg:y2="16.24cm">
            <text:p/>
          </draw:line>
          <draw:line draw:style-name="gr6" draw:text-style-name="P8" draw:layer="layout" svg:x1="22.59cm" svg:y1="15.986cm" svg:x2="22.59cm" svg:y2="16.494cm">
            <text:p/>
          </draw:line>
        </draw:g>
        <draw:custom-shape draw:style-name="gr15" draw:text-style-name="P9" draw:layer="layout" svg:width="2.032cm" svg:height="1cm" svg:x="11.171cm" svg:y="3.683cm">
          <text:p text:style-name="P9"><text:span text:style-name="T3">F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2.032cm" svg:height="1cm" svg:x="11.171cm" svg:y="7.493cm">
          <text:p text:style-name="P9"><text:span text:style-name="T3">F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0" draw:layer="layout" svg:x1="5.445cm" svg:y1="4.175cm" svg:x2="9.52cm" svg:y2="4.175cm">
          <text:p/>
        </draw:line>
        <draw:line draw:style-name="gr16" draw:text-style-name="P10" draw:layer="layout" svg:x1="10.282cm" svg:y1="4.175cm" svg:x2="11.171cm" svg:y2="4.175cm">
          <text:p/>
        </draw:line>
        <draw:line draw:style-name="gr16" draw:text-style-name="P10" draw:layer="layout" svg:x1="10.282cm" svg:y1="7.985cm" svg:x2="11.171cm" svg:y2="7.985cm">
          <text:p/>
        </draw:line>
        <draw:line draw:style-name="gr16" draw:text-style-name="P10" draw:layer="layout" svg:x1="5.445cm" svg:y1="7.985cm" svg:x2="9.52cm" svg:y2="7.985cm">
          <text:p/>
        </draw:line>
        <draw:line draw:style-name="gr16" draw:text-style-name="P10" draw:layer="layout" svg:x1="9.89cm" svg:y1="5.699cm" svg:x2="9.901cm" svg:y2="4.556cm">
          <text:p/>
        </draw:line>
        <draw:line draw:style-name="gr16" draw:text-style-name="P10" draw:layer="layout" svg:x1="9.89cm" svg:y1="6.461cm" svg:x2="9.89cm" svg:y2="7.604cm">
          <text:p/>
        </draw:line>
        <draw:line draw:style-name="gr16" draw:text-style-name="P10" draw:layer="layout" svg:x1="13.203cm" svg:y1="7.985cm" svg:x2="14.703cm" svg:y2="7.985cm">
          <text:p/>
        </draw:line>
        <draw:line draw:style-name="gr16" draw:text-style-name="P10" draw:layer="layout" svg:x1="13.203cm" svg:y1="4.175cm" svg:x2="14.703cm" svg:y2="4.175cm">
          <text:p/>
        </draw:line>
        <draw:line draw:style-name="gr6" draw:text-style-name="P10" draw:layer="layout" svg:x1="13.838cm" svg:y1="4.175cm" svg:x2="13.827cm" svg:y2="5.699cm">
          <text:p/>
        </draw:line>
        <draw:line draw:style-name="gr6" draw:text-style-name="P10" draw:layer="layout" svg:x1="9.89cm" svg:y1="6.461cm" svg:x2="13.827cm" svg:y2="5.699cm">
          <text:p/>
        </draw:line>
        <draw:line draw:style-name="gr6" draw:text-style-name="P10" draw:layer="layout" svg:x1="13.827cm" svg:y1="6.461cm" svg:x2="13.838cm" svg:y2="7.969cm">
          <text:p/>
        </draw:line>
        <draw:line draw:style-name="gr6" draw:text-style-name="P10" draw:layer="layout" svg:x1="9.89cm" svg:y1="5.699cm" svg:x2="13.827cm" svg:y2="6.461cm">
          <text:p/>
        </draw:line>
        <draw:custom-shape draw:style-name="gr17" draw:text-style-name="P1" draw:layer="layout" svg:width="0.508cm" svg:height="0.381cm" svg:x="9.636cm" svg:y="5.064cm">
          <text:p text:style-name="P1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508cm" svg:height="0.381cm" draw:transform="rotate (-3.14159265358979) translate (10.144cm 7.096cm)">
          <text:p text:style-name="P1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6" draw:layer="layout" svg:width="2.043cm" svg:height="0.747cm" svg:x="3.413cm" svg:y="3.794cm">
          <draw:text-box>
            <text:p text:style-name="P4"><text:span text:style-name="T3">L Input</text:span></text:p>
          </draw:text-box>
        </draw:frame>
        <draw:frame draw:style-name="gr18" draw:text-style-name="P6" draw:layer="layout" svg:width="2.043cm" svg:height="0.747cm" svg:x="3.413cm" svg:y="7.604cm">
          <draw:text-box>
            <text:p text:style-name="P4"><text:span text:style-name="T3">R Input</text:span></text:p>
          </draw:text-box>
        </draw:frame>
        <draw:frame draw:style-name="gr19" draw:text-style-name="P6" draw:layer="layout" svg:width="2.263cm" svg:height="0.747cm" svg:x="14.716cm" svg:y="3.811cm">
          <draw:text-box>
            <text:p text:style-name="P4"><text:span text:style-name="T3">L Output</text:span></text:p>
          </draw:text-box>
        </draw:frame>
        <draw:frame draw:style-name="gr20" draw:text-style-name="P6" draw:layer="layout" svg:width="2.267cm" svg:height="0.747cm" svg:x="14.716cm" svg:y="7.621cm">
          <draw:text-box>
            <text:p text:style-name="P4"><text:span text:style-name="T3">R Output</text:span></text:p>
          </draw:text-box>
        </draw:frame>
        <draw:g>
          <draw:custom-shape draw:style-name="gr14" draw:text-style-name="P7" draw:layer="layout" svg:width="0.762cm" svg:height="0.762cm" svg:x="9.52cm" svg:y="7.60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8" draw:layer="layout" svg:x1="9.647cm" svg:y1="7.985cm" svg:x2="10.155cm" svg:y2="7.985cm">
            <text:p/>
          </draw:line>
          <draw:line draw:style-name="gr6" draw:text-style-name="P8" draw:layer="layout" svg:x1="9.901cm" svg:y1="7.731cm" svg:x2="9.901cm" svg:y2="8.239cm">
            <text:p/>
          </draw:line>
        </draw:g>
        <draw:custom-shape draw:style-name="gr4" draw:text-style-name="P3" draw:layer="layout" svg:width="0.254cm" svg:height="0.254cm" svg:x="13.711cm" svg:y="7.858cm">
          <text:p text:style-name="P1"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3.711cm" svg:y="4.048cm">
          <text:p text:style-name="P1"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7" draw:layer="layout" svg:width="0.762cm" svg:height="0.762cm" svg:x="9.52cm" svg:y="3.7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6" draw:text-style-name="P8" draw:layer="layout" svg:x1="9.647cm" svg:y1="4.175cm" svg:x2="10.155cm" svg:y2="4.175cm">
            <text:p/>
          </draw:line>
          <draw:line draw:style-name="gr6" draw:text-style-name="P8" draw:layer="layout" svg:x1="9.901cm" svg:y1="3.921cm" svg:x2="9.901cm" svg:y2="4.429cm">
            <text:p/>
          </draw:line>
        </draw:g>
        <draw:custom-shape draw:style-name="gr2" draw:text-style-name="P9" draw:layer="layout" svg:width="2.54cm" svg:height="1.016cm" svg:x="5.953cm" svg:y="12.557cm">
          <text:p text:style-name="P9"><text:span text:style-name="T3">R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0.762cm" svg:height="0.635cm" draw:transform="rotate (-1.5707963267949) translate (6.715cm 15.859cm)">
          <text:p text:style-name="P11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1" draw:layer="layout" svg:width="0.762cm" svg:height="0.635cm" draw:transform="rotate (-1.5707963267949) translate (7.35cm 17.129cm)">
          <text:p text:style-name="P11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1" draw:layer="layout" svg:width="0.762cm" svg:height="0.635cm" draw:transform="rotate (-1.5707963267949) translate (8.62cm 19.669cm)">
          <text:p text:style-name="P11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8" draw:layer="layout" svg:x1="6.334cm" svg:y1="13.573cm" svg:x2="6.334cm" svg:y2="15.937cm">
          <text:p/>
        </draw:line>
        <draw:line draw:style-name="gr9" draw:text-style-name="P8" draw:layer="layout" svg:x1="6.969cm" svg:y1="13.573cm" svg:x2="6.969cm" svg:y2="17.181cm">
          <text:p/>
        </draw:line>
        <draw:line draw:style-name="gr9" draw:text-style-name="P8" draw:layer="layout" svg:x1="8.239cm" svg:y1="13.573cm" svg:x2="8.239cm" svg:y2="19.669cm">
          <text:p/>
        </draw:line>
        <draw:frame draw:style-name="gr21" draw:text-style-name="P6" draw:layer="layout" svg:width="1.162cm" svg:height="0.674cm" svg:x="6.969cm" svg:y="14.015cm">
          <draw:text-box>
            <text:p text:style-name="P4"><text:span text:style-name="T3">...</text:span></text:p>
          </draw:text-box>
        </draw:frame>
        <draw:custom-shape draw:style-name="gr22" draw:text-style-name="P1" draw:layer="layout" svg:width="1.27cm" svg:height="1.016cm" svg:x="15.605cm" svg:y="19.542cm">
          <text:p text:style-name="P1"><text:span text:style-name="T1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7cm" svg:height="1.016cm" svg:x="17.51cm" svg:y="19.542cm">
          <text:p text:style-name="P1"><text:span text:style-name="T1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7cm" svg:height="1.016cm" svg:x="15.605cm" svg:y="17.002cm">
          <text:p text:style-name="P1"><text:span text:style-name="T1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7cm" svg:height="1.016cm" svg:x="17.51cm" svg:y="17.002cm">
          <text:p text:style-name="P1"><text:span text:style-name="T1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7cm" svg:height="1.016cm" svg:x="15.605cm" svg:y="15.732cm">
          <text:p text:style-name="P1"><text:span text:style-name="T1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27cm" svg:height="1.016cm" svg:x="17.51cm" svg:y="15.732cm">
          <text:p text:style-name="P1"><text:span text:style-name="T1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2.032cm" svg:height="1cm" svg:x="5.953cm" svg:y="5.588cm">
          <text:p text:style-name="P9"><text:span text:style-name="T3">G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8cm" svg:height="0.381cm" draw:transform="rotate (-1.5707963267949) translate (8.874cm 3.921cm)">
          <text:p text:style-name="P1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508cm" svg:height="0.381cm" draw:transform="rotate (-1.5707963267949) translate (8.874cm 7.731cm)">
          <text:p text:style-name="P1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8" draw:layer="layout" svg:x1="7.985cm" svg:y1="5.953cm" svg:x2="9.636cm" svg:y2="5.318cm">
          <text:p/>
        </draw:line>
        <draw:line draw:style-name="gr23" draw:text-style-name="P8" draw:layer="layout" svg:x1="7.985cm" svg:y1="6.207cm" svg:x2="9.636cm" svg:y2="6.842cm">
          <text:p/>
        </draw:line>
        <draw:line draw:style-name="gr23" draw:text-style-name="P8" draw:layer="layout" svg:x1="7.985cm" svg:y1="5.699cm" svg:x2="8.62cm" svg:y2="4.429cm">
          <text:p/>
        </draw:line>
        <draw:line draw:style-name="gr23" draw:text-style-name="P8" draw:layer="layout" svg:x1="7.985cm" svg:y1="6.461cm" svg:x2="8.62cm" svg:y2="7.731cm">
          <text:p/>
        </draw:line>
        <draw:custom-shape draw:style-name="gr4" draw:text-style-name="P3" draw:layer="layout" svg:width="0.254cm" svg:height="0.254cm" svg:x="6.834cm" svg:y="4.064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254cm" svg:height="0.254cm" svg:x="6.834cm" svg:y="7.874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" draw:text-style-name="P8" draw:layer="layout" svg:x1="6.961cm" svg:y1="8.001cm" svg:x2="6.961cm" svg:y2="6.604cm">
          <text:p/>
        </draw:line>
        <draw:line draw:style-name="gr25" draw:text-style-name="P8" draw:layer="layout" svg:x1="6.961cm" svg:y1="4.191cm" svg:x2="6.961cm" svg:y2="5.588cm">
          <text:p/>
        </draw:line>
        <draw:custom-shape draw:style-name="gr26" draw:text-style-name="P12" draw:layer="layout" svg:width="2.286cm" svg:height="5.588cm" svg:x="8.239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6" draw:layer="layout" svg:width="3.144cm" svg:height="0.747cm" svg:x="7.862cm" svg:y="9.001cm">
          <draw:text-box>
            <text:p text:style-name="P4"><text:span text:style-name="T3">Stereo Cross</text:span></text:p>
          </draw:text-box>
        </draw:frame>
        <draw:frame draw:style-name="gr28" draw:text-style-name="P13" draw:layer="layout" svg:width="3.55cm" svg:height="0.738cm" svg:x="2.27cm" svg:y="2.548cm">
          <draw:text-box>
            <text:p text:style-name="P4"><text:span text:style-name="T4">FDN64Reverb</text:span></text:p>
          </draw:text-box>
        </draw:frame>
        <draw:frame draw:style-name="gr29" draw:text-style-name="P13" draw:layer="layout" svg:width="7.614cm" svg:height="0.738cm" svg:x="2.276cm" svg:y="11.414cm">
          <draw:text-box>
            <text:p text:style-name="P4"><text:span text:style-name="T4">Feedback Delay Network (FDN)</text:span></text:p>
          </draw:text-box>
        </draw:frame>
        <draw:frame draw:style-name="gr30" draw:text-style-name="P14" draw:layer="layout" svg:width="3.144cm" svg:height="1.097cm" svg:x="15.636cm" svg:y="20.685cm">
          <draw:text-box>
            <text:p text:style-name="P4"><text:span text:style-name="T5">LP: Lowpass</text:span></text:p>
            <text:p text:style-name="P4"><text:span text:style-name="T5">HP: Highpas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variable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10 15" svg:d="M10 0zM5 0l-5 15h5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1-24T16:10:28.085000000</meta:creation-date>
    <meta:editing-duration>PT1H35M52S</meta:editing-duration>
    <meta:editing-cycles>146</meta:editing-cycles>
    <meta:generator>LibreOffice/7.3.2.2$Windows_X86_64 LibreOffice_project/49f2b1bff42cfccbd8f788c8dc32c1c309559be0</meta:generator>
    <dc:title>A4_Landscape</dc:title>
    <dc:date>2022-06-12T16:45:26.202000000</dc:date>
    <meta:document-statistic meta:object-count="123"/>
    <meta:template xlink:type="simple" xlink:actuate="onRequest" xlink:title="A4_Landscape" xlink:href="../../AppData/Roaming/LibreOffice/4/user/template/A4_Landscape.otg" meta:date="2020-01-24T16:10:27.922000000"/>
  </office:meta>
</office:document-meta>
</file>